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cdace" officeooo:paragraph-rsid="0014bc8e" style:font-size-asian="12pt"/>
    </style:style>
    <style:style style:name="P2" style:family="paragraph" style:parent-style-name="Text_20_body">
      <style:text-properties style:font-name="Times New Roman" fo:font-size="12pt" officeooo:rsid="001cdace" officeooo:paragraph-rsid="0014bc8e" style:font-size-asian="12p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Times New Roman" officeooo:rsid="001cdace" style:font-size-asian="12pt"/>
    </style:style>
    <style:style style:name="P4" style:family="paragraph" style:parent-style-name="Preformatted_20_Text">
      <style:text-properties style:font-name="Times New Roman" fo:font-size="12pt" officeooo:rsid="001cdace" style:font-size-asian="12pt"/>
    </style:style>
    <style:style style:name="P5" style:family="paragraph" style:parent-style-name="Preformatted_20_Text">
      <style:paragraph-properties fo:margin-top="0in" fo:margin-bottom="0.1965in" style:contextual-spacing="false"/>
      <style:text-properties style:font-name="Times New Roman" fo:font-size="12pt" officeooo:rsid="001cdace" style:font-size-asian="12pt"/>
    </style:style>
    <style:style style:name="P6" style:family="paragraph" style:parent-style-name="Standard">
      <style:text-properties style:font-name="Times New Roman" fo:font-size="12pt" style:text-underline-style="solid" style:text-underline-type="double" style:text-underline-width="auto" style:text-underline-color="font-color" officeooo:rsid="001cdace" officeooo:paragraph-rsid="0014bc8e" style:font-size-asian="12pt"/>
    </style:style>
    <style:style style:name="T1" style:family="text">
      <style:text-properties officeooo:rsid="0014bc8e"/>
    </style:style>
    <style:style style:name="T2" style:family="text">
      <style:text-properties officeooo:rsid="00159098"/>
    </style:style>
    <style:style style:name="T3" style:family="text">
      <style:text-properties officeooo:rsid="001639bc"/>
    </style:style>
    <style:style style:name="T4" style:family="text">
      <style:text-properties officeooo:rsid="0017a6e7"/>
    </style:style>
    <style:style style:name="T5" style:family="text">
      <style:text-properties officeooo:rsid="00185f78"/>
    </style:style>
    <style:style style:name="T6" style:family="text">
      <style:text-properties officeooo:rsid="001913b7"/>
    </style:style>
    <style:style style:name="T7" style:family="text">
      <style:text-properties officeooo:rsid="001a08c7"/>
    </style:style>
    <style:style style:name="T8" style:family="text">
      <style:text-properties officeooo:rsid="001c26a5"/>
    </style:style>
    <style:style style:name="T9" style:family="text">
      <style:text-properties officeooo:rsid="001e7f8e"/>
    </style:style>
    <style:style style:name="T10" style:family="text">
      <style:text-properties officeooo:rsid="001f3ee5"/>
    </style:style>
    <style:style style:name="T11" style:family="text">
      <style:text-properties officeooo:rsid="001f6d56"/>
    </style:style>
    <style:style style:name="T12" style:family="text">
      <style:text-properties officeooo:rsid="00213340"/>
    </style:style>
    <style:style style:name="T13" style:family="text">
      <style:text-properties officeooo:rsid="002197f1"/>
    </style:style>
    <style:style style:name="T14" style:family="text">
      <style:text-properties officeooo:rsid="0022ae0b"/>
    </style:style>
    <style:style style:name="T15" style:family="text">
      <style:text-properties officeooo:rsid="0022fdbe"/>
    </style:style>
    <style:style style:name="T16" style:family="text">
      <style:text-properties officeooo:rsid="002475f1"/>
    </style:style>
    <style:style style:name="T17" style:family="text">
      <style:text-properties officeooo:rsid="0025b2e3"/>
    </style:style>
    <style:style style:name="T18" style:family="text">
      <style:text-properties officeooo:rsid="00274303"/>
    </style:style>
    <style:style style:name="T19" style:family="text">
      <style:text-properties officeooo:rsid="0028de79"/>
    </style:style>
    <style:style style:name="T20" style:family="text">
      <style:text-properties officeooo:rsid="0029c9db"/>
    </style:style>
    <style:style style:name="T21" style:family="text">
      <style:text-properties officeooo:rsid="002acf3c"/>
    </style:style>
    <style:style style:name="T22" style:family="text">
      <style:text-properties officeooo:rsid="002b087c"/>
    </style:style>
    <style:style style:name="T23" style:family="text">
      <style:text-properties officeooo:rsid="002b939a"/>
    </style:style>
    <style:style style:name="T24" style:family="text">
      <style:text-properties officeooo:rsid="002c1a2b"/>
    </style:style>
    <style:style style:name="T25" style:family="text">
      <style:text-properties officeooo:rsid="002dfcc0"/>
    </style:style>
    <style:style style:name="T26" style:family="text">
      <style:text-properties officeooo:rsid="002ee26e"/>
    </style:style>
    <style:style style:name="T27" style:family="text">
      <style:text-properties officeooo:rsid="002fb23a"/>
    </style:style>
    <style:style style:name="T28" style:family="text">
      <style:text-properties officeooo:rsid="0031253d"/>
    </style:style>
    <style:style style:name="T29" style:family="text">
      <style:text-properties officeooo:rsid="00316326"/>
    </style:style>
    <style:style style:name="T30" style:family="text">
      <style:text-properties officeooo:rsid="0032a195"/>
    </style:style>
    <style:style style:name="T31" style:family="text">
      <style:text-properties officeooo:rsid="0033c2f9"/>
    </style:style>
    <style:style style:name="T32" style:family="text">
      <style:text-properties officeooo:rsid="00359f07"/>
    </style:style>
    <style:style style:name="T33" style:family="text">
      <style:text-properties officeooo:rsid="0036e329"/>
    </style:style>
    <style:style style:name="T34" style:family="text">
      <style:text-properties officeooo:rsid="00371d04"/>
    </style:style>
    <style:style style:name="T35" style:family="text">
      <style:text-properties officeooo:rsid="0038f053"/>
    </style:style>
    <style:style style:name="T36" style:family="text">
      <style:text-properties officeooo:rsid="00391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park, flint, leap, leapt, perhaps, enhance, </text:span><text:span text:style-name="T2">divine, </text:span><text:span text:style-name="T3">lava, </text:span><text:span text:style-name="T1">at will, </text:span><text:span text:style-name="T4">charcoal, </text:span><text:span text:style-name="T5">flame, </text:span><text:span text:style-name="T6">primitive, suggest, </text:span><text:span text:style-name="T7">friction, peasant, </text:span><text:span text:style-name="T8">speed up, </text:span>brisk, technique, <text:span text:style-name="T9">chip, </text:span><text:span text:style-name="T10">efficient, </text:span><text:span text:style-name="T11">compound, </text:span><text:span text:style-name="T12">sulphur, </text:span><text:span text:style-name="T13">porcelain, </text:span><text:span text:style-name="T14">bamboo, </text:span><text:span text:style-name="T15">phos</text:span><text:span text:style-name="T16">p</text:span><text:span text:style-name="T15">horus, </text:span>alchemist, <text:span text:style-name="T16">combust, combustion, combustibility, </text:span><text:span text:style-name="T17">inflammable, </text:span><text:span text:style-name="T18">equivalent, </text:span><text:span text:style-name="T19">tipped, </text:span><text:span text:style-name="T20">tip, </text:span><text:span text:style-name="T21">hazard, hazardous, </text:span><text:span text:style-name="T22">rush, </text:span><text:span text:style-name="T23">splint, </text:span><text:span text:style-name="T24">splinter, </text:span><text:span text:style-name="T25">dip, chemical, </text:span><text:span text:style-name="T26">shilling, </text:span><text:span text:style-name="T27">potassium, </text:span><text:span text:style-name="T28">chlorate, </text:span><text:span text:style-name="T29">fold, </text:span><text:span text:style-name="T30">substitute, </text:span><text:span text:style-name="T31">succumb, fume, </text:span><text:span text:style-name="T32">ban, </text:span><text:span text:style-name="T33">exploit, </text:span><text:span text:style-name="T34">compatriot, </text:span><text:span text:style-name="T35">prevail, </text:span><text:span text:style-name="T36">smoulder</text:span></text:p>
      <text:p text:style-name="P1"/>
      <text:p text:style-name="P2">Here is your fourth set of words, formatted as an array of strings:</text:p>
      <text:p text:style-name="P3">JavaScript</text:p>
      <text:p text:style-name="P4"><text:span text:style-name="Source_20_Text">[</text:span></text:p>
      <text:p text:style-name="P4"><text:span text:style-name="Source_20_Text"><text:s text:c="2"/>"Spark", "flint", "leap", "leapt", "perhaps", "enhance", "divine", </text:span></text:p>
      <text:p text:style-name="P4"><text:span text:style-name="Source_20_Text"><text:s text:c="2"/>"lava", "at will", "charcoal", "flame", "primitive", "suggest", </text:span></text:p>
      <text:p text:style-name="P4"><text:span text:style-name="Source_20_Text"><text:s text:c="2"/>"friction", "peasant", "speed up", "brisk", "technique", "chip", </text:span></text:p>
      <text:p text:style-name="P4"><text:span text:style-name="Source_20_Text"><text:s text:c="2"/>"efficient", "compound", "sulphur", "porcelain", "bamboo", </text:span></text:p>
      <text:p text:style-name="P4"><text:span text:style-name="Source_20_Text"><text:s text:c="2"/>"phosphorus", "alchemist", "combust", "combustion", "combustibility", </text:span></text:p>
      <text:p text:style-name="P4"><text:span text:style-name="Source_20_Text"><text:s text:c="2"/>"inflammable", "equivalent", "tipped", "tip", "hazard", "hazardous", </text:span></text:p>
      <text:p text:style-name="P4"><text:span text:style-name="Source_20_Text"><text:s text:c="2"/>"rush", "splint", "splinter", "dip", "chemical", "shilling", </text:span></text:p>
      <text:p text:style-name="P4"><text:span text:style-name="Source_20_Text"><text:s text:c="2"/>"potassium", "chlorate", "fold", "substitute", "succumb", "fume", </text:span></text:p>
      <text:p text:style-name="P5"><text:span text:style-name="Source_20_Text"><text:s text:c="2"/>"ban", "exploit", "compatriot", "prevail", "smoulder"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7:14:33.808893100</meta:creation-date>
    <dc:date>2026-01-29T18:02:57.599158700</dc:date>
    <meta:editing-duration>PT37M16S</meta:editing-duration>
    <meta:editing-cycles>38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3" meta:word-count="123" meta:character-count="1140" meta:non-whitespace-character-count="1004"/>
  </office:meta>
</office:document-meta>
</file>